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ucida Console'" style:font-family-asian="'Lucida Console'" style:font-family-complex="'Lucida Console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ucida Console'" style:font-family-asian="'Lucida Console'" style:font-family-complex="'Lucida Console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lgorithms_Data Structures</text:span></text:p>
      <text:p text:style-name="P1"><text:span text:style-name="T2">Exercise 2: E-commerce Platform Search Function</text:span></text:p>
      <text:p text:style-name="P1"><text:span text:style-name="T3">CODE</text:span></text:p>
      <text:p text:style-name="P2"><text:span text:style-name="T4">public class Product {</text:span></text:p>
      <text:p text:style-name="P2"><text:span text:style-name="T4">    int productId;</text:span></text:p>
      <text:p text:style-name="P2"><text:span text:style-name="T4">    String productName;</text:span></text:p>
      <text:p text:style-name="P2"><text:span text:style-name="T4">    String category;</text:span></text:p>
      <text:p text:style-name="P2"><text:span text:style-name="T4"/></text:p>
      <text:p text:style-name="P2"><text:span text:style-name="T4">    public Product(int productId, String productName, String category) {</text:span></text:p>
      <text:p text:style-name="P2"><text:span text:style-name="T4">        this.productId = productId;</text:span></text:p>
      <text:p text:style-name="P2"><text:span text:style-name="T4">        this.productName = productName;</text:span></text:p>
      <text:p text:style-name="P2"><text:span text:style-name="T4">        this.category = category;</text:span></text:p>
      <text:p text:style-name="P2"><text:span text:style-name="T4">    }</text:span></text:p>
      <text:p text:style-name="P2"><text:span text:style-name="T4"/></text:p>
      <text:p text:style-name="P2"><text:span text:style-name="T4">    @Override</text:span></text:p>
      <text:p text:style-name="P2"><text:span text:style-name="T4">    public String toString() {</text:span></text:p>
      <text:p text:style-name="P2"><text:span text:style-name="T4">        return productId + " - " + productName + " [" + category + "]";</text:span></text:p>
      <text:p text:style-name="P2"><text:span text:style-name="T4">    }</text:span></text:p>
      <text:p text:style-name="P2"><text:span text:style-name="T4">}</text:span></text:p>
      <text:p text:style-name="P2"><text:span text:style-name="T4"/></text:p>
      <text:p text:style-name="P2"><text:span text:style-name="T4">import java.util.Arrays;</text:span></text:p>
      <text:p text:style-name="P2"><text:span text:style-name="T4">import java.util.Comparator;</text:span></text:p>
      <text:p text:style-name="P2"><text:span text:style-name="T4"/></text:p>
      <text:p text:style-name="P2"><text:span text:style-name="T4">public class SearchEngine {</text:span></text:p>
      <text:p text:style-name="P2"><text:span text:style-name="T4"/></text:p>
      <text:p text:style-name="P2"><text:span text:style-name="T4">    // Linear search by productName</text:span></text:p>
      <text:p text:style-name="P2"><text:span text:style-name="T4">    public static Product linearSearch(Product[] products, String targetName) {</text:span></text:p>
      <text:p text:style-name="P2"><text:span text:style-name="T4">        for (Product product : products) {</text:span></text:p>
      <text:p text:style-name="P2"><text:span text:style-name="T4">            if (product.productName.equalsIgnoreCase(targetName)) {</text:span></text:p>
      <text:p text:style-name="P2"><text:span text:style-name="T4">                return product;</text:span></text:p>
      <text:p text:style-name="P2"><text:span text:style-name="T4">            }</text:span></text:p>
      <text:p text:style-name="P2"><text:span text:style-name="T4">        }</text:span></text:p>
      <text:p text:style-name="P2"><text:span text:style-name="T4">        return null;</text:span></text:p>
      <text:p text:style-name="P2"><text:span text:style-name="T4">    }</text:span></text:p>
      <text:p text:style-name="P2"><text:span text:style-name="T4"/></text:p>
      <text:p text:style-name="P2"><text:span text:style-name="T4">    // Binary search by productName </text:span></text:p>
      <text:p text:style-name="P2"><text:span text:style-name="T4">    public static Product binarySearch(Product[] products, String targetName) {</text:span></text:p>
      <text:p text:style-name="P2"><text:span text:style-name="T4">        int low = 0;</text:span></text:p>
      <text:p text:style-name="P2"><text:span text:style-name="T4">        int high = products.length - 1;</text:span></text:p>
      <text:p text:style-name="P2"><text:span text:style-name="T4"/></text:p>
      <text:p text:style-name="P2"><text:span text:style-name="T4">        while (low &lt;= high) {</text:span></text:p>
      <text:p text:style-name="P2"><text:span text:style-name="T4">            int mid = (low + high) / 2;</text:span></text:p>
      <text:p text:style-name="P2"><text:span text:style-name="T4">            int cmp = products[mid].productName.compareToIgnoreCase(targetName);</text:span></text:p>
      <text:p text:style-name="P2"><text:span text:style-name="T4"/></text:p>
      <text:p text:style-name="P2"><text:span text:style-name="T4">            if (cmp == 0) {</text:span></text:p>
      <text:p text:style-name="P2"><text:span text:style-name="T4">                return products[mid];</text:span></text:p>
      <text:p text:style-name="P2"><text:span text:style-name="T4">            } else if (cmp &lt; 0) {</text:span></text:p>
      <text:p text:style-name="P2"><text:span text:style-name="T4">                low = mid + 1;</text:span></text:p>
      <text:p text:style-name="P2"><text:span text:style-name="T4">            } else {</text:span></text:p>
      <text:p text:style-name="P2"><text:span text:style-name="T4">                high = mid - 1;</text:span></text:p>
      <text:p text:style-name="P2"><text:span text:style-name="T4">            }</text:span></text:p>
      <text:p text:style-name="P2"><text:span text:style-name="T4">        }</text:span></text:p>
      <text:p text:style-name="P2"><text:span text:style-name="T4">        return null;</text:span></text:p>
      <text:p text:style-name="P2"><text:span text:style-name="T4">    }</text:span></text:p>
      <text:p text:style-name="P2"><text:span text:style-name="T4"/></text:p>
      <text:p text:style-name="P2"><text:span text:style-name="T4">    </text:span></text:p>
      <text:p text:style-name="P2"><text:span text:style-name="T4">    public static void sortProducts(Product[] products) {</text:span></text:p>
      <text:p text:style-name="P2"><text:span text:style-name="T4">        Arrays.sort(products, Comparator.comparing(p -&gt; p.productName.toLowerCase()));</text:span></text:p>
      <text:p text:style-name="P2"><text:span text:style-name="T4">    }</text:span></text:p>
      <text:p text:style-name="P2"><text:span text:style-name="T4">}</text:span></text:p>
      <text:p text:style-name="P2"><text:span text:style-name="T4"/></text:p>
      <text:p text:style-name="P2"><text:span text:style-name="T4">public class Main1 {</text:span></text:p>
      <text:p text:style-name="P2"><text:span text:style-name="T4">    public static void main(String[] args) {</text:span></text:p>
      <text:p text:style-name="P2"><text:span text:style-name="T4">        Product[] products = {</text:span></text:p>
      <text:p text:style-name="P2"><text:span text:style-name="T4">            new Product(101, "Laptop", "Electronics"),</text:span></text:p>
      <text:p text:style-name="P2"><text:span text:style-name="T4">            new Product(102, "Shoes", "Footwear"),</text:span></text:p>
      <text:p text:style-name="P2"><text:span text:style-name="T4">            new Product(103, "Watch", "Accessories"),</text:span></text:p>
      <text:p text:style-name="P2"><text:span text:style-name="T4">            new Product(104, "Phone", "Electronics"),</text:span></text:p>
      <text:p text:style-name="P2"><text:span text:style-name="T4">            new Product(105, "Bag", "Accessories")</text:span></text:p>
      <text:p text:style-name="P2"><text:span text:style-name="T4">        };</text:span></text:p>
      <text:p text:style-name="P2"><text:span text:style-name="T4"/></text:p>
      <text:p text:style-name="P2"><text:span text:style-name="T4">        // Linear Search</text:span></text:p>
      <text:p text:style-name="P2"><text:span text:style-name="T4">        System.out.println("Linear Search:");</text:span></text:p>
      <text:p text:style-name="P2"><text:span text:style-name="T4">        Product result1 = SearchEngine.linearSearch(products, "Phone");</text:span></text:p>
      <text:p text:style-name="P2"><text:span text:style-name="T4">        System.out.println(result1 != null ? result1 : "Product not found");</text:span></text:p>
      <text:p text:style-name="P2"><text:span text:style-name="T4"/></text:p>
      <text:p text:style-name="P2"><text:span text:style-name="T4">        // Binary Search </text:span></text:p>
      <text:p text:style-name="P2"><text:span text:style-name="T4">        SearchEngine.sortProducts(products);</text:span></text:p>
      <text:p text:style-name="P2"><text:span text:style-name="T4">        System.out.println("\nBinary Search:");</text:span></text:p>
      <text:p text:style-name="P2"><text:span text:style-name="T4">        Product result2 = SearchEngine.binarySearch(products, "Phone");</text:span></text:p>
      <text:p text:style-name="P2"><text:span text:style-name="T4">        System.out.println(result2 != null ? result2 : "Product not found");</text:span></text:p>
      <text:p text:style-name="P2"><text:span text:style-name="T4">    }</text:span></text:p>
      <text:p text:style-name="P2"><text:span text:style-name="T4">}</text:span></text:p>
      <text:p text:style-name="P3"><text:span text:style-name="T5"/></text:p>
      <text:p text:style-name="P4"><draw:frame text:anchor-type="as-char" svg:width="267.58mm" svg:height="91.19mm" style:rel-width="scale" style:rel-height="scale"><draw:object-ole xlink:href="OleObj1"/><draw:image xlink:href="ObjectReplacements/OleObj1"/></draw:frame><text:span text:style-name="T6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Exercise 7: Financial Forecasting</text:span></text:p>
      <text:p text:style-name="P6"><text:span text:style-name="T9">public class FinancialForecast {</text:span></text:p>
      <text:p text:style-name="P6"><text:span text:style-name="T9"/></text:p>
      <text:p text:style-name="P6"><text:span text:style-name="T9">    public static double forecast(double currentValue, double growthRate, int years) {</text:span></text:p>
      <text:p text:style-name="P6"><text:span text:style-name="T9">        if (years == 0) {</text:span></text:p>
      <text:p text:style-name="P6"><text:span text:style-name="T9">            return currentValue;</text:span></text:p>
      <text:p text:style-name="P6"><text:span text:style-name="T9">        }</text:span></text:p>
      <text:p text:style-name="P6"><text:span text:style-name="T9">        return forecast(currentValue * (1 + growthRate / 100), growthRate, years - 1);</text:span></text:p>
      <text:p text:style-name="P6"><text:span text:style-name="T9">    }</text:span></text:p>
      <text:p text:style-name="P6"><text:span text:style-name="T9">}</text:span></text:p>
      <text:p text:style-name="P6"><text:span text:style-name="T9"/></text:p>
      <text:p text:style-name="P6"><text:span text:style-name="T9"/></text:p>
      <text:p text:style-name="P6"><text:span text:style-name="T9">public class Main2 {</text:span></text:p>
      <text:p text:style-name="P6"><text:span text:style-name="T9">    public static void main(String[] args) {</text:span></text:p>
      <text:p text:style-name="P6"><text:span text:style-name="T9">        double initialValue = 10000; </text:span></text:p>
      <text:p text:style-name="P6"><text:span text:style-name="T9">        double growthRate = 5;       </text:span></text:p>
      <text:p text:style-name="P6"><text:span text:style-name="T9">        int years = 5;</text:span></text:p>
      <text:p text:style-name="P6"><text:span text:style-name="T9"/></text:p>
      <text:p text:style-name="P6"><text:span text:style-name="T9">        double predictedValue = FinancialForecast.forecast(initialValue, growthRate, years);</text:span></text:p>
      <text:p text:style-name="P6"><text:span text:style-name="T9">        System.out.printf("Predicted value after %d years: %.2f\n", years, predictedValue);</text:span></text:p>
      <text:p text:style-name="P6"><text:span text:style-name="T9">    }</text:span></text:p>
      <text:p text:style-name="P6"><text:span text:style-name="T9">}</text:span></text:p>
      <text:p text:style-name="P7"><text:span text:style-name="T10">OUTPUT</text:span></text:p>
      <text:p text:style-name="P8"><draw:frame text:anchor-type="as-char" svg:width="215.37mm" svg:height="71.08mm" style:rel-width="scale" style:rel-height="scale"><draw:object-ole xlink:href="OleObj2"/><draw:image xlink:href="ObjectReplacements/OleObj2"/></draw:frame><text:span text:style-name="T11"/></text:p>
      <text:p text:style-name="P9"><text:span text:style-name="T12"/></text:p>
      <text:p text:style-name="P9"><text:span text:style-name="T12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